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6d93" officeooo:paragraph-rsid="000c6d93"/>
    </style:style>
    <style:style style:name="P2" style:family="paragraph" style:parent-style-name="Standard">
      <style:text-properties officeooo:rsid="000cbdd7" officeooo:paragraph-rsid="000cbdd7"/>
    </style:style>
    <style:style style:name="P3" style:family="paragraph" style:parent-style-name="Standard">
      <style:text-properties officeooo:rsid="000cbdd7" officeooo:paragraph-rsid="000d936b"/>
    </style:style>
    <style:style style:name="P4" style:family="paragraph" style:parent-style-name="Standard">
      <style:text-properties officeooo:rsid="000d936b" officeooo:paragraph-rsid="000d936b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c6d93" officeooo:paragraph-rsid="000c6d93" style:font-weight-asian="bold" style:font-weight-complex="bold"/>
    </style:style>
    <style:style style:name="P6" style:family="paragraph" style:parent-style-name="Standard">
      <style:text-properties fo:font-weight="bold" officeooo:rsid="000cbdd7" officeooo:paragraph-rsid="000cbdd7" style:font-weight-asian="bold" style:font-weight-complex="bold"/>
    </style:style>
    <style:style style:name="P7" style:family="paragraph" style:parent-style-name="Standard">
      <style:text-properties fo:font-weight="bold" officeooo:rsid="000cbdd7" officeooo:paragraph-rsid="0010e52c" style:font-weight-asian="bold" style:font-weight-complex="bold"/>
    </style:style>
    <style:style style:name="P8" style:family="paragraph" style:parent-style-name="Standard">
      <style:text-properties fo:font-weight="bold" officeooo:rsid="000d936b" officeooo:paragraph-rsid="000d936b" style:font-weight-asian="bold" style:font-weight-complex="bold"/>
    </style:style>
    <style:style style:name="P9" style:family="paragraph" style:parent-style-name="Standard">
      <style:text-properties officeooo:rsid="000f6102" officeooo:paragraph-rsid="000f6102"/>
    </style:style>
    <style:style style:name="P10" style:family="paragraph" style:parent-style-name="Standard">
      <style:text-properties fo:color="#000000" style:font-name="DejaVu Sans Mono" fo:font-size="9pt" officeooo:rsid="000d936b" officeooo:paragraph-rsid="000d936b"/>
    </style:style>
    <style:style style:name="P11" style:family="paragraph" style:parent-style-name="Standard">
      <style:text-properties fo:color="#000000" style:font-name="DejaVu Sans Mono" fo:font-size="9pt" officeooo:rsid="000f6102" officeooo:paragraph-rsid="0010e52c"/>
    </style:style>
    <style:style style:name="P12" style:family="paragraph" style:parent-style-name="Standard">
      <style:text-properties fo:color="#000000" style:font-name="Liberation Serif" fo:font-size="12pt" fo:font-style="normal" officeooo:rsid="0010e52c" officeooo:paragraph-rsid="0010e52c" style:font-size-asian="10.5pt" style:font-style-asian="normal" style:font-size-complex="12pt" style:font-style-complex="normal"/>
    </style:style>
    <style:style style:name="P13" style:family="paragraph" style:parent-style-name="Standard">
      <style:text-properties fo:color="#000000" style:font-name="Liberation Serif" fo:font-size="12pt" fo:font-style="normal" officeooo:rsid="000f6102" officeooo:paragraph-rsid="0010e52c" style:font-size-asian="12pt" style:font-style-asian="normal" style:font-size-complex="12pt" style:font-style-complex="normal"/>
    </style:style>
    <style:style style:name="P14" style:family="paragraph" style:parent-style-name="Standard">
      <style:text-properties officeooo:rsid="0010e52c" officeooo:paragraph-rsid="0010e52c"/>
    </style:style>
    <style:style style:name="P15" style:family="paragraph" style:parent-style-name="Standard">
      <style:text-properties fo:font-size="12pt" officeooo:rsid="0010e52c" officeooo:paragraph-rsid="0010e52c" style:font-size-asian="12pt" style:font-size-complex="12pt"/>
    </style:style>
    <style:style style:name="P16" style:family="paragraph" style:parent-style-name="Preformatted_20_Text">
      <style:text-properties fo:color="#000000" style:font-name="DejaVu Sans Mono" fo:font-size="9pt" officeooo:paragraph-rsid="0010e52c"/>
    </style:style>
    <style:style style:name="P17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8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0cbdd7"/>
    </style:style>
    <style:style style:name="P19" style:family="paragraph" style:parent-style-name="Preformatted_20_Text">
      <style:text-properties fo:font-variant="normal" fo:text-transform="none" fo:color="#000000" fo:letter-spacing="normal" fo:font-style="normal" fo:font-weight="normal" officeooo:rsid="000c6d93" officeooo:paragraph-rsid="000c6d93"/>
    </style:style>
    <style:style style:name="P20" style:family="paragraph" style:parent-style-name="Preformatted_20_Text">
      <style:text-properties fo:font-variant="normal" fo:text-transform="none" fo:color="#000000" fo:letter-spacing="normal" fo:font-style="normal" fo:font-weight="normal" officeooo:rsid="000d936b" officeooo:paragraph-rsid="000d936b"/>
    </style:style>
    <style:style style:name="P21" style:family="paragraph" style:parent-style-name="Preformatted_20_Text">
      <style:paragraph-properties fo:orphans="2" fo:widows="2"/>
      <style:text-properties fo:font-variant="normal" fo:text-transform="none" fo:color="#000000" fo:letter-spacing="normal" officeooo:rsid="000d936b" officeooo:paragraph-rsid="000d936b"/>
    </style:style>
    <style:style style:name="P22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/>
    </style:style>
    <style:style style:name="P23" style:family="paragraph" style:parent-style-name="Preformatted_20_Text">
      <style:paragraph-properties fo:margin-top="0in" fo:margin-bottom="0.1965in" loext:contextual-spacing="false"/>
    </style:style>
    <style:style style:name="P24" style:family="paragraph" style:parent-style-name="Preformatted_20_Text">
      <style:text-properties fo:color="#000000" style:font-name="DejaVu Sans Mono" fo:font-size="9pt"/>
    </style:style>
    <style:style style:name="P25" style:family="paragraph" style:parent-style-name="Preformatted_20_Text">
      <style:text-properties fo:color="#000000" style:font-name="DejaVu Sans Mono" fo:font-size="9pt" fo:font-style="italic" officeooo:paragraph-rsid="0010e52c"/>
    </style:style>
    <style:style style:name="T1" style:family="text">
      <style:text-properties fo:color="#800000" fo:font-weight="bold"/>
    </style:style>
    <style:style style:name="T2" style:family="text">
      <style:text-properties fo:color="#800000" fo:font-style="normal" fo:font-weight="bold"/>
    </style:style>
    <style:style style:name="T3" style:family="text">
      <style:text-properties fo:color="#808030" fo:font-style="normal" fo:font-weight="normal"/>
    </style:style>
    <style:style style:name="T4" style:family="text">
      <style:text-properties fo:color="#696969"/>
    </style:style>
    <style:style style:name="T5" style:family="text">
      <style:text-properties fo:color="#696969" fo:font-style="normal" fo:font-weight="normal"/>
    </style:style>
    <style:style style:name="T6" style:family="text">
      <style:text-properties fo:font-style="normal" fo:font-weight="normal"/>
    </style:style>
    <style:style style:name="T7" style:family="text">
      <style:text-properties fo:font-style="normal" fo:font-weight="normal" officeooo:rsid="0010e52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0d936b"/>
    </style:style>
    <style:style style:name="T10" style:family="text">
      <style:text-properties fo:font-variant="normal" fo:text-transform="none" fo:color="#000000" fo:letter-spacing="normal" fo:font-style="normal" fo:font-weight="normal"/>
    </style:style>
    <style:style style:name="T11" style:family="text">
      <style:text-properties fo:font-variant="normal" fo:text-transform="none" fo:color="#000000" fo:letter-spacing="normal" fo:font-style="normal" fo:font-weight="normal" officeooo:rsid="0010e52c"/>
    </style:style>
    <style:style style:name="T12" style:family="text">
      <style:text-properties fo:color="#008080" fo:font-weight="bold"/>
    </style:style>
    <style:style style:name="T13" style:family="text">
      <style:text-properties fo:color="#008080" fo:font-weight="bold" officeooo:rsid="000d936b"/>
    </style:style>
    <style:style style:name="T14" style:family="text">
      <style:text-properties fo:color="#008080" fo:font-weight="bold" officeooo:rsid="0010e52c"/>
    </style:style>
    <style:style style:name="T15" style:family="text">
      <style:text-properties fo:color="#008080" fo:font-style="normal" fo:font-weight="bold" style:font-style-asian="normal" style:font-style-complex="normal"/>
    </style:style>
    <style:style style:name="T16" style:family="text">
      <style:text-properties fo:color="#008080" fo:font-style="normal" fo:font-weight="bold" officeooo:rsid="000d936b" style:font-style-asian="normal" style:font-style-complex="normal"/>
    </style:style>
    <style:style style:name="T17" style:family="text">
      <style:text-properties fo:color="#008080" fo:font-style="normal" fo:font-weight="bold" officeooo:rsid="0010e52c" style:font-style-asian="normal" style:font-style-complex="normal"/>
    </style:style>
    <style:style style:name="T18" style:family="text">
      <style:text-properties fo:color="#808080" fo:font-style="italic"/>
    </style:style>
    <style:style style:name="T19" style:family="text">
      <style:text-properties fo:color="#808080" fo:font-style="italic" officeooo:rsid="0010e52c"/>
    </style:style>
    <style:style style:name="T20" style:family="text">
      <style:text-properties fo:color="#808080" officeooo:rsid="0010e52c"/>
    </style:style>
    <style:style style:name="T21" style:family="text">
      <style:text-properties fo:color="#808080" style:font-name="DejaVu Sans Mono" fo:font-size="9pt" fo:font-style="italic"/>
    </style:style>
    <style:style style:name="T22" style:family="text">
      <style:text-properties fo:color="#000080" fo:font-weight="bold"/>
    </style:style>
    <style:style style:name="T23" style:family="text">
      <style:text-properties fo:color="#000080" style:font-name="DejaVu Sans Mono" fo:font-size="9pt" fo:font-weight="bold"/>
    </style:style>
    <style:style style:name="T24" style:family="text">
      <style:text-properties officeooo:rsid="000f6102"/>
    </style:style>
    <style:style style:name="T25" style:family="text">
      <style:text-properties officeooo:rsid="0010643a"/>
    </style:style>
    <style:style style:name="T26" style:family="text">
      <style:text-properties officeooo:rsid="0010e52c"/>
    </style:style>
    <style:style style:name="T27" style:family="text">
      <style:text-properties fo:color="#000000" style:font-name="DejaVu Sans Mono" fo:font-size="9pt"/>
    </style:style>
    <style:style style:name="T28" style:family="text">
      <style:text-properties fo:color="#000000" style:font-name="DejaVu Sans Mono" fo:font-size="9pt" fo:font-style="normal" style:font-size-asian="10.5pt" style:font-style-asian="normal" style:font-size-complex="12pt" style:font-style-complex="normal"/>
    </style:style>
    <style:style style:name="T29" style:family="text">
      <style:text-properties fo:color="#000000" style:font-name="DejaVu Sans Mono" fo:font-size="9pt" fo:font-style="normal" officeooo:rsid="000d936b" style:font-size-asian="10.5pt" style:font-style-asian="normal" style:font-size-complex="12pt" style:font-style-complex="normal"/>
    </style:style>
    <style:style style:name="T30" style:family="text">
      <style:text-properties fo:color="#000000" style:font-name="DejaVu Sans Mono" fo:font-style="normal" style:font-style-asian="normal" style:font-style-complex="normal"/>
    </style:style>
    <style:style style:name="T31" style:family="text">
      <style:text-properties fo:color="#000000" style:font-name="Liberation Serif" fo:font-size="12pt" fo:font-style="normal" style:font-size-asian="10.5pt" style:font-style-asian="normal" style:font-size-complex="12pt" style:font-style-complex="normal"/>
    </style:style>
    <style:style style:name="T32" style:family="text">
      <style:text-properties fo:color="#000000" style:font-name="Liberation Serif" fo:font-size="9pt" fo:font-style="normal" style:font-size-asian="10.5pt" style:font-style-asian="normal" style:font-size-complex="12pt" style:font-style-complex="normal"/>
    </style:style>
    <style:style style:name="T33" style:family="text">
      <style:text-properties fo:color="#000000" style:font-name="Liberation Serif" fo:font-style="normal" style:font-style-asian="normal" style:font-style-complex="normal"/>
    </style:style>
    <style:style style:name="T34" style:family="text">
      <style:text-properties fo:color="#000000" style:font-name="Liberation Sans" fo:font-size="9pt" fo:font-style="normal" style:font-size-asian="10.5pt" style:font-style-asian="normal" style:font-size-complex="12pt" style:font-style-complex="normal"/>
    </style:style>
    <style:style style:name="T35" style:family="text">
      <style:text-properties style:font-name="DejaVu Sans Mono" fo:font-size="9pt" officeooo:rsid="000d936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mendment</text:p>
      <text:p text:style-name="P1"/>
      <text:p text:style-name="P6">Java code:</text:p>
      <text:p text:style-name="P6">Input and Output:</text:p>
      <text:p text:style-name="P2"/>
      <text:p text:style-name="P9">All variables discussed blow are defined in Main.java</text:p>
      <text:p text:style-name="P2"/>
      <text:p text:style-name="P3"><text:span text:style-name="T24">F</text:span>or vertex coloring, <text:span text:style-name="T9">initialize variable PATH. PATH is the graph represented in .csv file.</text:span></text:p>
      <text:p text:style-name="P9">There is no need to initialize this variable <text:span text:style-name="T25">for edge coloring.</text:span></text:p>
      <text:p text:style-name="P3"/>
      <text:p text:style-name="P3"><text:span text:style-name="T9">For example, the graph is stored in networkC.csv :</text:span> </text:p>
      <text:p text:style-name="P20"/>
      <text:p text:style-name="P19"><text:span text:style-name="T1">private</text:span> <text:span text:style-name="T1">static</text:span> <text:span text:style-name="T1">final</text:span> String PATH = "/home/<text:span text:style-name="T24">user</text:span>//networkC.csv";</text:p>
      <text:p text:style-name="P19"><text:span text:style-name="T4"/></text:p>
      <text:p text:style-name="P4"><text:span text:style-name="T24">F</text:span>or output, initialize OUTPUT_NAME, It is the full path you want to store output.</text:p>
      <text:p text:style-name="P4">For exa<text:span text:style-name="T26">m</text:span>ple:</text:p>
      <text:p text:style-name="P19"><text:span text:style-name="T4"/></text:p>
      <text:p text:style-name="P17"><text:span text:style-name="T2">private</text:span><text:span text:style-name="T6"> </text:span><text:span text:style-name="T2">static</text:span><text:span text:style-name="T6"> </text:span><text:span text:style-name="T2">final</text:span><text:span text:style-name="T6"> String OUTPUT_NAME = "/</text:span><text:span text:style-name="T7">home</text:span><text:span text:style-name="T6">/</text:span><text:span text:style-name="T7">user/</text:span><text:span text:style-name="T6">networkC_out.csv";</text:span></text:p>
      <text:p text:style-name="P17"><text:span text:style-name="T6"/></text:p>
      <text:p text:style-name="P4"><text:span text:style-name="T26">To</text:span> choose type of operation ( edge coloring or vertex ), set <text:span text:style-name="T26">variable </text:span>mode to <text:span text:style-name="T10">MyType.vertex_coloring or <text:s/>MyType.edge_coloring.</text:span></text:p>
      <text:p text:style-name="P4"><text:span text:style-name="T10"/></text:p>
      <text:p text:style-name="P4"><text:span text:style-name="T10">For example, </text:span><text:span text:style-name="T11">to</text:span><text:span text:style-name="T10"> vertex coloring:</text:span></text:p>
      <text:p text:style-name="P17"><text:span text:style-name="T6"/></text:p>
      <text:p text:style-name="P18"><text:span text:style-name="T2">private</text:span><text:span text:style-name="T6"> </text:span><text:span text:style-name="T2">static</text:span><text:span text:style-name="T6"> </text:span><text:span text:style-name="T2">final</text:span><text:span text:style-name="T6"> MyType mode = MyType.vertex_coloring</text:span><text:span text:style-name="T3">;</text:span></text:p>
      <text:p text:style-name="P18"><text:span text:style-name="T5"/></text:p>
      <text:p text:style-name="P4"><text:span text:style-name="T26">I</text:span>f you are performing edge coloring, no need to input, just initialize variable V with degree of complete graph you want to operate.</text:p>
      <text:p text:style-name="P4"/>
      <text:p text:style-name="P4">For example, for edge color of a complete graph with degree equals 1<text:span text:style-name="T26">5</text:span>, do:</text:p>
      <text:p text:style-name="P21"><text:span text:style-name="T5"/></text:p>
      <text:p text:style-name="P22"><text:span text:style-name="T2">private</text:span><text:span text:style-name="T6"> </text:span><text:span text:style-name="T2">static</text:span><text:span text:style-name="T6"> int V = 16</text:span><text:span text:style-name="T3">;</text:span></text:p>
      <text:p text:style-name="P1"/>
      <text:p text:style-name="P8">Python code:</text:p>
      <text:p text:style-name="P7">Input:</text:p>
      <text:p text:style-name="P10"><text:span text:style-name="T19"/></text:p>
      <text:p text:style-name="P13"><text:span text:style-name="T26">All variables discussed blow are defined in runapp.py</text:span></text:p>
      <text:p text:style-name="P11"><text:span text:style-name="T19"/></text:p>
      <text:p text:style-name="P12">For vertex coloring, set the path of input graph in variable <text:span text:style-name="T35">input_path1</text:span></text:p>
      <text:p text:style-name="P12">For edge coloring, set the path of output graph generated by Java code in variable <text:s/><text:span text:style-name="T35">input_path1</text:span></text:p>
      <text:p text:style-name="P4"/>
      <text:p text:style-name="P14">Examples:</text:p>
      <text:p text:style-name="P16"><text:span text:style-name="T9">input_path1 = </text:span><text:span text:style-name="T13">'/</text:span><text:span text:style-name="T14">home</text:span><text:span text:style-name="T13">/</text:span><text:span text:style-name="T14">amirphl</text:span><text:span text:style-name="T13">/networkC.csv'</text:span></text:p>
      <text:p text:style-name="P25"><text:span text:style-name="T8">input_path1 = </text:span><text:span text:style-name="T16">'/</text:span><text:span text:style-name="T17">home</text:span><text:span text:style-name="T16">/</text:span><text:span text:style-name="T17">amirphl</text:span><text:span text:style-name="T16">/</text:span><text:span text:style-name="T17">k3</text:span><text:span text:style-name="T16">.csv'</text:span></text:p>
      <text:p text:style-name="P25"><text:span text:style-name="T16"/></text:p>
      <text:p text:style-name="P14">For vertex coloring<text:span text:style-name="T31">, set the path of output graph generated by Java code in variable <text:s/></text:span><text:span text:style-name="T29">input_path</text:span><text:span text:style-name="T28">2</text:span></text:p>
      <text:p text:style-name="P14"><text:span text:style-name="T28"/></text:p>
      <text:p text:style-name="P15"><text:span text:style-name="T30">E</text:span><text:span text:style-name="T33">xample:</text:span></text:p>
      <text:p text:style-name="P24">input_path2 = <text:span text:style-name="T12">'/</text:span><text:span text:style-name="T14">home/amirphl/</text:span><text:span text:style-name="T12">networkC_out.csv'</text:span></text:p>
      <text:p text:style-name="P24"><text:span text:style-name="T12"/></text:p>
      <text:p text:style-name="P24">v_coloring = <text:span text:style-name="T22">True <text:s/></text:span><text:span text:style-name="T18"># set to True for vertex coloring operation</text:span></text:p>
      <text:p text:style-name="P23"><text:span text:style-name="T27">e_coloring = </text:span><text:span text:style-name="T23">False <text:s/></text:span><text:span text:style-name="T21"># set to True for edge coloring oper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3:13:31.807011670</meta:creation-date>
    <dc:date>2018-07-12T15:59:06.801769463</dc:date>
    <meta:editing-duration>PT2M20S</meta:editing-duration>
    <meta:editing-cycles>1</meta:editing-cycles>
    <meta:document-statistic meta:table-count="0" meta:image-count="0" meta:object-count="0" meta:page-count="1" meta:paragraph-count="30" meta:word-count="239" meta:character-count="1567" meta:non-whitespace-character-count="1352"/>
    <meta:generator>LibreOffice/5.1.6.2$Linux_X86_64 LibreOffice_project/10m0$Build-2</meta:generator>
  </office:meta>
</office:document-meta>
</file>